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text-underline-style="none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08. Study guide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January 2023</text:span></text:p>
      <text:p text:style-name="P5"/>
      <text:p text:style-name="P4"><text:span text:style-name="T6">Unit 08. Computer assembly and repair</text:span></text:p>
      <text:list xml:id="list2465586583" text:style-name="WWNum1">
        <text:list-item>
          <text:p text:style-name="P15"><text:bookmark text:name="_dbh0n1vac4c8"/>Dates</text:p>
        </text:list-item>
      </text:list>
      <text:p text:style-name="Standard">From 30/01/2023 to 19/02/2023. The length of the unit is 3 weeks (24 hours).</text:p>
      <text:list xml:id="list45602473144359" text:continue-numbering="true" text:style-name="WWNum1">
        <text:list-item>
          <text:p text:style-name="P15">Previous knowledge</text:p>
        </text:list-item>
      </text:list>
      <text:p text:style-name="P6">Previous units, specially unit 07.</text:p>
      <text:list xml:id="list45601028166723" text:continue-numbering="true" text:style-name="WWNum1">
        <text:list-item>
          <text:p text:style-name="P15">Objectives</text:p>
        </text:list-item>
      </text:list>
      <text:list xml:id="list2109046760" text:style-name="WWNum4">
        <text:list-item>
          <text:p text:style-name="P7">To learn how to assemble a computer.</text:p>
        </text:list-item>
        <text:list-item>
          <text:p text:style-name="P7">To learn how to find the most common hardware problems.</text:p>
        </text:list-item>
        <text:list-item>
          <text:p text:style-name="P7">To learn how to repair the most common hardware problems.</text:p>
        </text:list-item>
        <text:list-item>
          <text:p text:style-name="P7">To learn how to work with loops in Python.</text:p>
        </text:list-item>
      </text:list>
      <text:list xml:id="list45601468835992" text:continue-list="list45601028166723" text:style-name="WWNum1">
        <text:list-item>
          <text:p text:style-name="P15">Contents</text:p>
        </text:list-item>
      </text:list>
      <text:list xml:id="list1586742507" text:style-name="WWNum2">
        <text:list-item>
          <text:p text:style-name="P8">Assembling a computer.</text:p>
        </text:list-item>
        <text:list-item>
          <text:p text:style-name="P8">Repair a computer.<text:tab/></text:p>
        </text:list-item>
        <text:list-item>
          <text:p text:style-name="P8">Python loops (for and while).</text:p>
        </text:list-item>
      </text:list>
      <text:list xml:id="list45600982469543" text:continue-list="list45601468835992" text:style-name="WWNum1">
        <text:list-item>
          <text:p text:style-name="P15">Activities</text:p>
        </text:list-item>
      </text:list>
      <text:list xml:id="list4223603661" text:style-name="WWNum3">
        <text:list-item>
          <text:p text:style-name="P9">Hardware exercises.</text:p>
        </text:list-item>
        <text:list-item>
          <text:p text:style-name="P9">Research and development activities.</text:p>
        </text:list-item>
        <text:list-item>
          <text:p text:style-name="P9">Python activities of this unit.</text:p>
        </text:list-item>
      </text:list>
      <text:list xml:id="list45601026848772" text:continue-list="list45600982469543" text:style-name="WWNum1">
        <text:list-item>
          <text:p text:style-name="P15">Recommendations</text:p>
        </text:list-item>
      </text:list>
      <text:p text:style-name="Standard">Try to follow visual guides and video tutorials about how to assemble a computer, because text is not enough to understand the whole process.</text:p>
      <text:p text:style-name="Standard">The activities help you to order and clarify ideas. Besides, there is a test to help you to check your knowled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8. Computer assembly and repair</text:span></text:p>
      </style:header>
      <style:footer>
        <text:p text:style-name="MP4"><text:span text:style-name="MT1">CFGS DAM/DAW<text:tab/><text:tab/>Unit 08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7" meta:word-count="182" meta:character-count="1057" meta:non-whitespace-character-count="914"/>
    <meta:generator>LibreOfficeDev/6.0.5.2$Linux_X86_64 LibreOffice_project/</meta:generator>
  </office:meta>
</office:document-meta>
</file>